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4c7" officeooo:paragraph-rsid="00195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umar-danny.blogspot.com/2017/02/contoh-soal-dengan-jawaban-pkn-kelas-xi.html" text:style-name="Internet_20_link" text:visited-style-name="Visited_20_Internet_20_Link">http://umar-danny.blogspot.com/2017/02/contoh-soal-dengan-jawaban-pkn-kelas-xi.html</text:a></text:p>
      <text:p text:style-name="P1"><text:a xlink:type="simple" xlink:href="https://www.slideshare.net/QorryAnnisya/peran-indonesia-dalam-upaya-perdamaian-dunia" text:style-name="Internet_20_link" text:visited-style-name="Visited_20_Internet_20_Link">https://www.slideshare.net/QorryAnnisya/peran-indonesia-dalam-upaya-perdamaian-dunia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09:39.364165746</meta:creation-date>
    <dc:date>2019-01-05T12:16:57.584725635</dc:date>
    <meta:editing-duration>PT7M21S</meta:editing-duration>
    <meta:editing-cycles>1</meta:editing-cycles>
    <meta:document-statistic meta:table-count="0" meta:image-count="0" meta:object-count="0" meta:page-count="1" meta:paragraph-count="2" meta:word-count="2" meta:character-count="167" meta:non-whitespace-character-count="167"/>
    <meta:generator>LibreOffice/5.1.2.2$Linux_x86 LibreOffice_project/d3bf12ecb743fc0d20e0be0c58ca359301eb705f</meta:generator>
  </office:meta>
</office:document-meta>
</file>